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DA2FA2EDCA1EE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57cm" draw:z-index="0"><draw:image xlink:href="Pictures/100002010000055600000300ADA2FA2EDCA1EE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3:24:11.475250367</meta:creation-date>
    <dc:date>2021-03-16T13:24:24.245129787</dc:date>
    <meta:editing-duration>PT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